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E0000160F00001E54E69D70E2.wmf" manifest:media-type=""/>
  <manifest:file-entry manifest:full-path="Pictures/2000000E0000142800000DF50B629F0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4945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0.9228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1.9102in"/>
    </style:style>
    <style:style style:name="co13" style:family="table-column">
      <style:table-column-properties fo:break-before="auto" style:column-width="2.3217in"/>
    </style:style>
    <style:style style:name="co14" style:family="table-column">
      <style:table-column-properties fo:break-before="auto" style:column-width="1.8382in"/>
    </style:style>
    <style:style style:name="co15" style:family="table-column">
      <style:table-column-properties fo:break-before="auto" style:column-width="1.2937in"/>
    </style:style>
    <style:style style:name="co16" style:family="table-column">
      <style:table-column-properties fo:break-before="auto" style:column-width="2.2252in"/>
    </style:style>
    <style:style style:name="co17" style:family="table-column">
      <style:table-column-properties fo:break-before="auto" style:column-width="1.6728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525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673in" fo:break-before="auto" style:use-optimal-row-height="false"/>
    </style:style>
    <style:style style:name="ro9" style:family="table-row">
      <style:table-row-properties style:row-height="0.2854in" fo:break-before="auto" style:use-optimal-row-height="fals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0.028in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0.028in" fo:border-right="none" fo:border-top="none"/>
    </style:style>
    <style:style style:name="ce11" style:family="table-cell" style:parent-style-name="Default">
      <style:table-cell-properties fo:border-bottom="none" fo:border-left="none" fo:padding="0.028in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0.028in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0.028in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0.028in" fo:border-right="0.06pt solid #000000" fo:border-top="none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/>
          <table:table-cell office:value-type="string" calcext:value-type="string">
            <text:p>Vddio + 0.3V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table:table-column table:style-name="co2" table:default-cell-style-name="ce1"/>
        <table:table-column table:style-name="co3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12" table:default-cell-style-name="ce1"/>
        <table:table-column table:style-name="co4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table:shapes>
          <draw:frame draw:z-index="0" draw:name="Image 2" draw:style-name="gr1" draw:text-style-name="P1" svg:width="2.0311in" svg:height="1.3224in" svg:x="7.6425in" svg:y="3.7in">
            <draw:image xlink:href="Pictures/2000000E0000142800000DF50B629F0F.wmf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6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7]-[.A58]" office:value-type="float" office:value="918.307" calcext:value-type="float">
            <text:p>918.307</text:p>
          </table:table-cell>
          <table:table-cell table:formula="of:=[.B57]-[.B58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104851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an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table:table-column table:style-name="co12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.8972in" svg:height="4.0382in" svg:x="0.9228in" svg:y="1.2244in">
            <draw:image xlink:href="Pictures/2000000E0000160F00001E54E69D70E2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3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table:table-column table:style-name="co17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33:34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10-28T12:01:11.212000000</dc:date>
    <meta:print-date>2015-07-30T15:33:43.737000000</meta:print-date>
    <meta:editing-cycles>80</meta:editing-cycles>
    <meta:editing-duration>P9DT10H51M43S</meta:editing-duration>
    <meta:generator>LibreOffice/4.3.5.2$Windows_x86 LibreOffice_project/3a87456aaa6a95c63eea1c1b3201acedf0751bd5</meta:generator>
    <meta:document-statistic meta:table-count="11" meta:cell-count="1776" meta:object-count="2"/>
  </office:meta>
</office:document-meta>
</file>